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start" style:justify-single-word="false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2015-01-12</text:p>
      <text:p text:style-name="P1">Thesis Question: to what extent was the Arab Israeli War of 1948 a defensive war on the part of the Israelis?</text:p>
      <text:p text:style-name="P2"><text:span text:style-name="T2">Section D</text:span></text:p>
      <text:p text:style-name="P5"><text:span text:style-name="T2"><text:tab/>The actual stuff goes here.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8:46:51</meta:creation-date>
    <dc:date>2015-01-12T16:35:58</dc:date>
    <dc:creator>Will Kaufman</dc:creator>
    <meta:editing-duration>PT2H14M17S</meta:editing-duration>
    <meta:editing-cycles>141</meta:editing-cycles>
    <meta:generator>OpenOffice/4.1.1$Unix OpenOffice.org_project/411m6$Build-9775</meta:generator>
    <meta:document-statistic meta:table-count="0" meta:image-count="0" meta:object-count="0" meta:page-count="1" meta:paragraph-count="7" meta:word-count="35" meta:character-count="197"/>
  </office:meta>
</office:document-meta>
</file>